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2e7623" officeooo:paragraph-rsid="002e7623"/>
    </style:style>
    <style:style style:name="P4" style:family="paragraph" style:parent-style-name="Text_20_body">
      <style:text-properties officeooo:rsid="002ad2b5" officeooo:paragraph-rsid="002c8dcc"/>
    </style:style>
    <style:style style:name="P5" style:family="paragraph" style:parent-style-name="Text_20_body">
      <style:text-properties officeooo:paragraph-rsid="002e7623"/>
    </style:style>
    <style:style style:name="P6" style:family="paragraph" style:parent-style-name="Text_20_body">
      <style:text-properties officeooo:rsid="002ff7c8" officeooo:paragraph-rsid="002ff7c8"/>
    </style:style>
    <style:style style:name="P7" style:family="paragraph" style:parent-style-name="Text_20_body">
      <style:text-properties officeooo:paragraph-rsid="0030abce"/>
    </style:style>
    <style:style style:name="P8" style:family="paragraph" style:parent-style-name="Text_20_body">
      <style:text-properties officeooo:rsid="0030abce" officeooo:paragraph-rsid="0030abce"/>
    </style:style>
    <style:style style:name="P9" style:family="paragraph" style:parent-style-name="Heading_20_1">
      <style:text-properties officeooo:rsid="002e7623" officeooo:paragraph-rsid="002e7623"/>
    </style:style>
    <style:style style:name="P10" style:family="paragraph" style:parent-style-name="Heading_20_2">
      <style:paragraph-properties fo:break-before="page"/>
    </style:style>
    <style:style style:name="P11" style:family="paragraph" style:parent-style-name="Text_20_body" style:list-style-name="L1">
      <style:text-properties officeooo:rsid="002ad2b5" officeooo:paragraph-rsid="002c8dcc"/>
    </style:style>
    <style:style style:name="P12" style:family="paragraph" style:parent-style-name="Text_20_body">
      <style:text-properties officeooo:rsid="002ad2b5" officeooo:paragraph-rsid="0041fd51"/>
    </style:style>
    <style:style style:name="P13" style:family="paragraph" style:parent-style-name="Text_20_body" style:list-style-name="L2">
      <style:text-properties officeooo:rsid="002ff7c8" officeooo:paragraph-rsid="00359e49"/>
    </style:style>
    <style:style style:name="P14" style:family="paragraph" style:parent-style-name="Text_20_body">
      <style:text-properties officeooo:rsid="002ff7c8" officeooo:paragraph-rsid="0041fd51"/>
    </style:style>
    <style:style style:name="P15" style:family="paragraph" style:parent-style-name="Text_20_body">
      <style:text-properties officeooo:rsid="002ff7c8" officeooo:paragraph-rsid="002ff7c8"/>
    </style:style>
    <style:style style:name="P16" style:family="paragraph" style:parent-style-name="Text_20_body" style:list-style-name="L3">
      <style:text-properties officeooo:paragraph-rsid="0030abce"/>
    </style:style>
    <style:style style:name="P17" style:family="paragraph" style:parent-style-name="Text_20_body" style:list-style-name="L3">
      <style:text-properties officeooo:rsid="0030abce" officeooo:paragraph-rsid="0030abce"/>
    </style:style>
    <style:style style:name="P18" style:family="paragraph" style:parent-style-name="Text_20_body" style:list-style-name="L5">
      <style:text-properties officeooo:rsid="0030abce" officeooo:paragraph-rsid="0030abce"/>
    </style:style>
    <style:style style:name="P19" style:family="paragraph" style:parent-style-name="Text_20_body" style:list-style-name="L5">
      <style:text-properties officeooo:rsid="0030abce" officeooo:paragraph-rsid="003710cd"/>
    </style:style>
    <style:style style:name="P20" style:family="paragraph" style:parent-style-name="Text_20_body">
      <style:text-properties officeooo:rsid="0030abce" officeooo:paragraph-rsid="003710cd"/>
    </style:style>
    <style:style style:name="P21" style:family="paragraph" style:parent-style-name="Text_20_body" style:list-style-name="L4">
      <style:text-properties officeooo:paragraph-rsid="002e7623"/>
    </style:style>
    <style:style style:name="P22" style:family="paragraph" style:parent-style-name="Text_20_body" style:list-style-name="L4">
      <style:text-properties officeooo:rsid="002e7623" officeooo:paragraph-rsid="00359e49"/>
    </style:style>
    <style:style style:name="P23" style:family="paragraph" style:parent-style-name="Text_20_body" style:list-style-name="L4">
      <style:text-properties officeooo:rsid="002e7623" officeooo:paragraph-rsid="003ca139"/>
    </style:style>
    <style:style style:name="P24" style:family="paragraph" style:parent-style-name="Text_20_body" style:list-style-name="L2">
      <style:text-properties fo:font-weight="normal" officeooo:rsid="002ff7c8" officeooo:paragraph-rsid="00439a72" style:font-weight-asian="normal" style:font-weight-complex="normal"/>
    </style:style>
    <style:style style:name="T1" style:family="text">
      <style:text-properties officeooo:rsid="000f7497"/>
    </style:style>
    <style:style style:name="T2" style:family="text">
      <style:text-properties fo:font-weight="bold" style:font-weight-asian="bold" style:font-weight-complex="bold"/>
    </style:style>
    <style:style style:name="T3" style:family="text">
      <style:text-properties fo:font-weight="bold" officeooo:rsid="003c63c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3c63cd"/>
    </style:style>
    <style:style style:name="T6" style:family="text">
      <style:text-properties officeooo:rsid="00408032"/>
    </style:style>
    <style:style style:name="T7" style:family="text">
      <style:text-properties officeooo:rsid="00415fe3"/>
    </style:style>
    <style:style style:name="T8" style:family="text">
      <style:text-properties officeooo:rsid="002ad2b5"/>
    </style:style>
    <style:style style:name="T9" style:family="text">
      <style:text-properties officeooo:rsid="0041fd5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1717540600" text:style-name="Outline">
        <text:list-item>
          <text:h text:style-name="P9" text:outline-level="1">序幕</text:h>
        </text:list-item>
      </text:list>
      <text:p text:style-name="P4">感謝您選擇並使用AutomataCI進行您專案工程。當您擁有堅實商業理由運用AutomataCI的同時，這本規範手冊可以確保您即便在AutomataCI上游原始碼庫出現故障的情況下仍然有保障地操作與及保護您的AutomataCI副本所有權。</text:p>
      <text:p text:style-name="P4"/>
      <text:p text:style-name="P12">如果您有興趣在上游層代碼庫與我和我的團隊聯絡，請隨時前往以下網址：</text:p>
      <text:list text:style-name="L1">
        <text:list-item>
          <text:p text:style-name="P11">輕鬆閒聊： <text:a xlink:type="simple" xlink:href="https://github.com/orgs/ChewKeanHo/discussions" text:style-name="Internet_20_link" text:visited-style-name="Visited_20_Internet_20_Link">https://github.com/orgs/ChewKeanHo/discussions</text:a></text:p>
        </text:list-item>
        <text:list-item>
          <text:p text:style-name="P11">AutomataCI 上游代碼庫： <text:a xlink:type="simple" xlink:href="https://github.com/ChewKeanHo/AutomataCI" text:style-name="Internet_20_link" text:visited-style-name="Visited_20_Internet_20_Link">https://github.com/ChewKeanHo/AutomataCI</text:a></text:p>
        </text:list-item>
      </text:list>
      <text:p text:style-name="P4"/>
      <text:p text:style-name="P14">這本書是根據初級到高級的操作員編寫和組織的：</text:p>
      <text:list text:style-name="L2">
        <text:list-item>
          <text:p text:style-name="P13"><text:span text:style-name="T2">初學者/非技術人員</text:span>——通常是剛入門的新手或被分配到軟件生產環境中操作軟件。他人缺乏足夠的專業技術知識（例如，Shell 和 PowerShell 腳本編寫）而無法進行任何開發工作。</text:p>
        </text:list-item>
        <text:list-item>
          <text:p text:style-name="P13"><text:span text:style-name="T2">初階</text:span><text:span text:style-name="T4">——</text:span>既有充足的 Shell 和 PowerShell 知識，但需要提升現有軟體生產工廠的組件。</text:p>
        </text:list-item>
        <text:list-item>
          <text:p text:style-name="P24"><text:span text:style-name="T2">開發者</text:span>——在 Shell 和 PowerShell 方面經驗豐富可以充滿信心地開發軟體工廠的元件。</text:p>
        </text:list-item>
        <text:list-item>
          <text:p text:style-name="P13"><text:span text:style-name="T2">AutomataCI 維護人員</text:span>——精通 AutomataCI 內外可以維護和更新上游的 AutomataCI 程式碼。</text:p>
        </text:list-item>
      </text:list>
      <text:p text:style-name="P6"/>
      <text:p text:style-name="P6">因此，透過了解您的運用意圖，請自行了解在哪些頁面具體停止。例如，如果您的任務是開發受 AutomataCI 監管的軟體生產工廠，就只需達到「開發者」等級即可。但是如果您是一位行銷人員，而 AutomataCI 要求您製作一份電子書，那麼「初學者/非技術人員」等級就相當足夠了。</text:p>
      <text:list xml:id="list153509192652841" text:continue-list="list1717540600" text:style-name="Outline">
        <text:list-item>
          <text:list>
            <text:list-item>
              <text:h text:style-name="P10" text:outline-level="2">為什麼需要另一套 CI</text:h>
            </text:list-item>
          </text:list>
        </text:list-item>
      </text:list>
      <text:p text:style-name="Text_20_body">AutomataCI旨在專門對抗自2022年以來網際網路上遇到的供應鏈威脅（參考：<text:a xlink:type="simple" xlink:href="https://doi.org/10.5281/zenodo.6815013" text:style-name="Internet_20_link" text:visited-style-name="Visited_20_Internet_20_Link">https://doi.org/10.5281/zenodo.6815013</text:a>）。自新冠疫情以來，許多CI服務提供業者事後大幅度變更其業務產品有如敲詐其客戶（要不支付超高價，要不關閉整個工程運作）。</text:p>
      <text:p text:style-name="Text_20_body"/>
      <text:p text:style-name="P7">針對這種威脅，ZORALab‘s Monteur (<text:a xlink:type="simple" xlink:href="https://github.com/zoralab/monteur" text:style-name="Internet_20_link" text:visited-style-name="Visited_20_Internet_20_Link">https://github.com/zoralab/monteur</text:a>) 最初被創建出來以清除此類威脅。然而，它本身在處理各種 OS 級別本地函數以及依賴於程式語言編譯器方面存在缺陷。這不理想，因為：</text:p>
      <text:list text:style-name="L3">
        <text:list-item>
          <text:p text:style-name="P16">單為建立自動化，便需要管理 2 個主要組件；與</text:p>
        </text:list-item>
        <text:list-item>
          <text:p text:style-name="P17">技術要求會拒絕對技術一竅不通的貢獻者。</text:p>
        </text:list-item>
      </text:list>
      <text:p text:style-name="P5"/>
      <text:p text:style-name="P5">因此，AutomataCI 是以解決 ZORALab’<text:span text:style-name="T7">s</text:span> Monteur 弱點迭代建立的。這工程能夠在不完全依賴任何如 ZORALab’s Monteur 的程式複雜性而運行。</text:p>
      <text:list xml:id="list153508628394620" text:continue-list="list153509192652841" text:style-name="Outline">
        <text:list-item>
          <text:list>
            <text:list-item>
              <text:h text:style-name="P10" text:outline-level="2">AutomataCI 真言</text:h>
            </text:list-item>
          </text:list>
        </text:list-item>
      </text:list>
      <text:p text:style-name="P3">AutomataCI必須實現以下重任目標：</text:p>
      <text:list text:style-name="L4">
        <text:list-item>
          <text:p text:style-name="P23"><text:span text:style-name="T2">立即運用</text:span>——無須特別安裝可直接操作；與及</text:p>
        </text:list-item>
        <text:list-item>
          <text:p text:style-name="P22"><text:span text:style-name="T2">包容無遺</text:span>——絕不為了操作而略過任何人；與及</text:p>
        </text:list-item>
        <text:list-item>
          <text:p text:style-name="P23"><text:span text:style-name="T2">稀少學習要求量</text:span>——只需學習 Shell 及 PowerShell 腳本就能開發了；與及</text:p>
        </text:list-item>
        <text:list-item>
          <text:p text:style-name="P22"><text:span text:style-name="T2">觸發式操作</text:span>——與本地運用時可維護現有第三方法提供的應用程式；與及</text:p>
        </text:list-item>
        <text:list-item>
          <text:p text:style-name="P21"><text:span text:style-name="T2">可輕鬆地暫停操作並執行本地維修</text:span>——保持半自動化的運作方式，好讓省耗能與資源地去除錯。</text:p>
        </text:list-item>
      </text:list>
      <text:p text:style-name="P5"/>
      <text:p text:style-name="P3">為了防護第三方 CI 提供商傭兵式的做法，AutomataCI 實際上可以將生產工廠屏蔽到局部完全受控化，以便您和該供應商執行同一組命令。這樣，在發生法律合規的「敲詐勒索」時，您可以在不損壞生產進程及命令的情況下，輕鬆地透過在本地操作或切換到其他供應商。</text:p>
      <text:list text:continue-list="list153508628394620" text:style-name="Outline">
        <text:list-item>
          <text:list>
            <text:list-item>
              <text:h text:style-name="P10" text:outline-level="2">超越自動化，持續擴展</text:h>
            </text:list-item>
          </text:list>
        </text:list-item>
      </text:list>
      <text:p text:style-name="P20">從 v2.0.0版本開始，AutomataCI 從僅提供的 CI 功能擴展為具備多種角色的工廠治理工具。使用 AutomataCI，您可以：</text:p>
      <text:p text:style-name="P8"/>
      <text:list text:style-name="L5">
        <text:list-item>
          <text:p text:style-name="P19"><text:span text:style-name="T2">有自信地跨域編譯</text:span>——憑藉選中技術不僅對常見系統而且對其他 CPU 有自信地去編譯。</text:p>
        </text:list-item>
        <text:list-item>
          <text:p text:style-name="P18"><text:span text:style-name="T2">擴展簡易接觸方案</text:span>——為更多標準分的銷管道而打包您的軟體好讓客戶天衣縫地去體驗。</text:p>
        </text:list-item>
        <text:list-item>
          <text:p text:style-name="P19"><text:span text:style-name="T2">聚焦業務目標</text:span><text:span text:style-name="T4">——（當然需要在合理的範圍之內）通過整合為產品開發部署多較重要的領域。</text:span></text:p>
        </text:list-item>
        <text:list-item>
          <text:p text:style-name="P19"><text:span text:style-name="T2">確保原點的安全性</text:span><text:span text:style-name="T4">——提供所有安全級別需求與及無論何時何地可驗證端到端的軟體包而同時通用 GPG 加密簽章與常見 shasum 科技。</text:span></text:p>
        </text:list-item>
        <text:list-item>
          <text:p text:style-name="P19"><text:span text:style-name="T2">優化容器化</text:span><text:span text:style-name="T4">——打包</text:span>小型開源映像容器（適用於 Docker 或 Podman），並且儘可能編譯跨平台映像。</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4</text:page-count><text:s/><text:span text:style-name="MT1">| </text:span><text:title>Prologue</text:title></text:p>
      </style:footer>
    </style:master-page>
    <style:master-page style:name="Left_20_Page" style:display-name="Left Page" style:page-layout-name="Mpm4" draw:style-name="Mdp1" style:next-style-name="Right_20_Page">
      <style:footer>
        <text:p text:style-name="Footer"><text:title>Prologue</text:title><text:s/><text:span text:style-name="MT1">| </text:span>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15:35:05.867619161</meta:creation-date>
    <dc:title>Prologue</dc:title>
    <meta:generator>LibreOffice/24.2.1.2$Linux_X86_64 LibreOffice_project/db4def46b0453cc22e2d0305797cf981b68ef5ac</meta:generator>
    <meta:editing-duration>PT21S</meta:editing-duration>
    <meta:editing-cycles>2</meta:editing-cycles>
    <dc:contributor>(Holloway) Chew</dc:contributor>
    <dc:contributor>Kean Ho</dc:contributor>
    <dc:coverage>prologue</dc:coverage>
    <dc:identifier>automataci-prologue</dc:identifier>
    <dc:subject>A fragment of AutomataCI engineering specification</dc:subject>
    <meta:initial-creator>Kean Ho Chew</meta:initial-creator>
    <dc:publisher>AutomataCI Team</dc:publisher>
    <meta:keyword>prologue</meta:keyword>
    <dc:date>2024-03-28T15:35:07.740104035</dc:date>
    <dc:creator>Kean Ho Chew</dc:creator>
    <meta:document-statistic meta:table-count="0" meta:image-count="0" meta:object-count="0" meta:page-count="4" meta:paragraph-count="35" meta:word-count="1228" meta:character-count="1814" meta:non-whitespace-character-count="1739"/>
    <meta:template xlink:type="simple" xlink:actuate="onRequest" xlink:title="Noto Sans Light Default Template" xlink:href="../../../../../../../../templates/default.ott" meta:date="2024-03-25T07:09:47.213847945"/>
  </office:meta>
</office:document-meta>
</file>